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1" style:family="table-cell" style:parent-style-name="Default">
      <style:table-cell-properties fo:wrap-option="wrap" fo:border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="0.06pt solid #000000"/>
      <style:text-properties fo:color="#80808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88" style:family="table-cell" style:parent-style-name="Default">
      <style:text-properties fo:color="#000080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000080" fo:font-weight="bold" style:font-weight-asian="bold" style:font-weight-complex="bold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1pt solid #000000" fo:border-left="none" fo:border-right="2.01pt solid #000000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3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2">
      <style:table-cell-properties fo:background-color="transparent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11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13" style:family="table-cell" style:parent-style-name="Default" style:data-style-name="N122">
      <style:table-cell-properties fo:background-color="#99ff66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16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99906" calcext:value-type="float">
            <text:p>999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625" calcext:value-type="float">
            <text:p>116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99904" calcext:value-type="float">
            <text:p>999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627" calcext:value-type="float">
            <text:p>116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99903" calcext:value-type="float">
            <text:p>999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628" calcext:value-type="float">
            <text:p>116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99901" calcext:value-type="float">
            <text:p>999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99914" calcext:value-type="float">
            <text:p>999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617" calcext:value-type="float">
            <text:p>116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99912" calcext:value-type="float">
            <text:p>999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619" calcext:value-type="float">
            <text:p>116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99911" calcext:value-type="float">
            <text:p>999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620" calcext:value-type="float">
            <text:p>116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99909" calcext:value-type="float">
            <text:p>999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99917" calcext:value-type="float">
            <text:p>999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614" calcext:value-type="float">
            <text:p>116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99919" calcext:value-type="float">
            <text:p>999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612" calcext:value-type="float">
            <text:p>116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99920" calcext:value-type="float">
            <text:p>999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611" calcext:value-type="float">
            <text:p>116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99922" calcext:value-type="float">
            <text:p>999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99925" calcext:value-type="float">
            <text:p>999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606" calcext:value-type="float">
            <text:p>116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99927" calcext:value-type="float">
            <text:p>999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604" calcext:value-type="float">
            <text:p>116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99928" calcext:value-type="float">
            <text:p>999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601" calcext:value-type="float">
            <text:p>116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99930" calcext:value-type="float">
            <text:p>999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603" calcext:value-type="float">
            <text:p>116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99900" calcext:value-type="float">
            <text:p>999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631" calcext:value-type="float">
            <text:p>116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99902" calcext:value-type="float">
            <text:p>999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629" calcext:value-type="float">
            <text:p>116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99905" calcext:value-type="float">
            <text:p>999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626" calcext:value-type="float">
            <text:p>116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99907" calcext:value-type="float">
            <text:p>999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624" calcext:value-type="float">
            <text:p>116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99908" calcext:value-type="float">
            <text:p>999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623" calcext:value-type="float">
            <text:p>116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99910" calcext:value-type="float">
            <text:p>999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621" calcext:value-type="float">
            <text:p>116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99913" calcext:value-type="float">
            <text:p>999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618" calcext:value-type="float">
            <text:p>116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99915" calcext:value-type="float">
            <text:p>999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99923" calcext:value-type="float">
            <text:p>999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608" calcext:value-type="float">
            <text:p>116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99921" calcext:value-type="float">
            <text:p>999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610" calcext:value-type="float">
            <text:p>116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99918" calcext:value-type="float">
            <text:p>999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613" calcext:value-type="float">
            <text:p>116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99916" calcext:value-type="float">
            <text:p>999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615" calcext:value-type="float">
            <text:p>116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99931" calcext:value-type="float">
            <text:p>999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600" calcext:value-type="float">
            <text:p>116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99929" calcext:value-type="float">
            <text:p>999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602" calcext:value-type="float">
            <text:p>116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99926" calcext:value-type="float">
            <text:p>999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607" calcext:value-type="float">
            <text:p>116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99924" calcext:value-type="float">
            <text:p>999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605" calcext:value-type="float">
            <text:p>116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501" calcext:value-type="float">
            <text:p>115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509" calcext:value-type="float">
            <text:p>115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522" calcext:value-type="float">
            <text:p>115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530" calcext:value-type="float">
            <text:p>115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507" calcext:value-type="float">
            <text:p>115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515" calcext:value-type="float">
            <text:p>115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516" calcext:value-type="float">
            <text:p>115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6:05:45.800701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0-30T16:06:11.311562951</dc:date>
    <meta:editing-duration>P1DT4H4M</meta:editing-duration>
    <meta:editing-cycles>142</meta:editing-cycles>
    <meta:generator>LibreOffice/4.2.6.3$Linux_X86_64 LibreOffice_project/420$Build-3</meta:generator>
    <meta:printed-by>Bob Hirosky</meta:printed-by>
    <meta:print-date>2014-04-12T13:34:49.151432710</meta:print-date>
    <meta:document-statistic meta:table-count="8" meta:cell-count="2079" meta:object-count="0"/>
  </office:meta>
</office:document-meta>
</file>